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co16" style:family="table-column">
      <style:table-column-properties fo:break-before="auto" style:column-width="32.56mm"/>
    </style:style>
    <style:style style:name="co17" style:family="table-column">
      <style:table-column-properties fo:break-before="auto" style:column-width="31.6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04mm" fo:break-before="auto" style:use-optimal-row-height="false"/>
    </style:style>
    <style:style style:name="ro6" style:family="table-row">
      <style:table-row-properties style:row-height="6.99mm" fo:break-before="auto" style:use-optimal-row-height="false"/>
    </style:style>
    <style:style style:name="ro7" style:family="table-row">
      <style:table-row-properties style:row-height="6.77mm" fo:break-before="auto" style:use-optimal-row-height="false"/>
    </style:style>
    <style:style style:name="ro8" style:family="table-row">
      <style:table-row-properties style:row-height="6.51mm" fo:break-before="auto" style:use-optimal-row-height="false"/>
    </style:style>
    <style:style style:name="ro9" style:family="table-row">
      <style:table-row-properties style:row-height="6.56mm" fo:break-before="auto" style:use-optimal-row-height="false"/>
    </style:style>
    <style:style style:name="ro10" style:family="table-row">
      <style:table-row-properties style:row-height="6.14mm" fo:break-before="auto" style:use-optimal-row-height="false"/>
    </style:style>
    <style:style style:name="ro11" style:family="table-row">
      <style:table-row-properties style:row-height="5.5mm" fo:break-before="auto" style:use-optimal-row-height="false"/>
    </style:style>
    <style:style style:name="ro12" style:family="table-row">
      <style:table-row-properties style:row-height="5.08mm" fo:break-before="auto" style:use-optimal-row-height="false"/>
    </style:style>
    <style:style style:name="ro13" style:family="table-row">
      <style:table-row-properties style:row-height="14.23mm" fo:break-before="auto" style:use-optimal-row-height="false"/>
    </style:style>
    <style:style style:name="ro14" style:family="table-row">
      <style:table-row-properties style:row-height="13.12mm" fo:break-before="auto" style:use-optimal-row-height="false"/>
    </style:style>
    <style:style style:name="ro15" style:family="table-row">
      <style:table-row-properties style:row-height="5.72mm" fo:break-before="auto" style:use-optimal-row-height="false"/>
    </style:style>
    <style:style style:name="ro16" style:family="table-row">
      <style:table-row-properties style:row-height="8.15mm" fo:break-before="auto" style:use-optimal-row-height="false"/>
    </style:style>
    <style:style style:name="ro17" style:family="table-row">
      <style:table-row-properties style:row-height="7.57mm" fo:break-before="auto" style:use-optimal-row-height="false"/>
    </style:style>
    <style:style style:name="ro18" style:family="table-row">
      <style:table-row-properties style:row-height="7.78mm" fo:break-before="auto" style:use-optimal-row-height="false"/>
    </style:style>
    <style:style style:name="ro19" style:family="table-row">
      <style:table-row-properties style:row-height="8.47mm" fo:break-before="auto" style:use-optimal-row-height="false"/>
    </style:style>
    <style:style style:name="ro20" style:family="table-row">
      <style:table-row-properties style:row-height="8.04mm" fo:break-before="auto" style:use-optimal-row-height="false"/>
    </style:style>
    <style:style style:name="ro21" style:family="table-row">
      <style:table-row-properties style:row-height="9.15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ro25" style:family="table-row">
      <style:table-row-properties style:row-height="5.72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5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3">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1">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2">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4">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4">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163">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5">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5">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7" style:family="table-cell" style:parent-style-name="一般_5f_速報表"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20" style:family="table-cell" style:parent-style-name="Excel_5f_BuiltIn_5f_Comma" style:data-style-name="N16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Excel_5f_BuiltIn_5f_Comma" style:data-style-name="N16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千分位_5b_0_5d__5f_96-09"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Excel_5f_BuiltIn_5f_Comma"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Times New Roman"/>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9"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2"/>
          <table:table-cell table:style-name="ce72" table:number-columns-repeated="1012"/>
        </table:table-row>
        <table:table-row table:style-name="ro2">
          <table:table-cell table:style-name="ce2"/>
          <table:table-cell table:style-name="ce16"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7"> </text:span><text:span text:style-name="T5">地</text:span><text:span text:style-name="T8"> </text:span><text:span text:style-name="T5">面</text:span><text:span text:style-name="T8"> </text:span><text:span text:style-name="T5">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7">  </text:span><text:span text:style-name="T6">數</text:span></text:p>
          </table:table-cell>
          <table:table-cell table:style-name="ce36" office:value-type="string" calcext:value-type="string" table:number-columns-spanned="1" table:number-rows-spanned="2">
            <text:p>戶<text:span text:style-name="T7">  </text:span><text:span text:style-name="T6">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7"> ( </text:span><text:span text:style-name="T6">每</text:span><text:span text:style-name="T8">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7">   </text:span><text:span text:style-name="T6">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7">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22" calcext:value-type="float">
            <text:p><text:s text:c="3"/>105.22</text:p>
          </table:table-cell>
          <table:table-cell table:style-name="ce51"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5">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1" office:value-type="float" office:value="104.95" calcext:value-type="float">
            <text:p><text:s text:c="3"/>104.95</text:p>
          </table:table-cell>
          <table:table-cell table:style-name="ce51"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5">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1" office:value-type="float" office:value="104.66" calcext:value-type="float">
            <text:p><text:s text:c="3"/>104.66</text:p>
          </table:table-cell>
          <table:table-cell table:style-name="ce51"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5">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36" calcext:value-type="float">
            <text:p><text:s text:c="3"/>104.36</text:p>
          </table:table-cell>
          <table:table-cell table:style-name="ce51"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08" calcext:value-type="float">
            <text:p><text:s text:c="3"/>104.08</text:p>
          </table:table-cell>
          <table:table-cell table:style-name="ce51"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2" office:value-type="float" office:value="103.84" calcext:value-type="float">
            <text:p><text:s text:c="3"/>103.84</text:p>
          </table:table-cell>
          <table:table-cell table:style-name="ce52"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5">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2" office:value-type="float" office:value="103.53" calcext:value-type="float">
            <text:p><text:s text:c="3"/>103.53</text:p>
          </table:table-cell>
          <table:table-cell table:style-name="ce52"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5">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2" office:value-type="float" office:value="103.16" calcext:value-type="float">
            <text:p><text:s text:c="3"/>103.16</text:p>
          </table:table-cell>
          <table:table-cell table:style-name="ce52"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5">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2" office:value-type="float" office:value="102.72" calcext:value-type="float">
            <text:p><text:s text:c="3"/>102.72</text:p>
          </table:table-cell>
          <table:table-cell table:style-name="ce52"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5">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2" office:value-type="float" office:value="102.28" calcext:value-type="float">
            <text:p><text:s text:c="3"/>102.28</text:p>
          </table:table-cell>
          <table:table-cell table:style-name="ce52"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5">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2" office:value-type="float" office:value="101.89" calcext:value-type="float">
            <text:p><text:s text:c="3"/>101.89</text:p>
          </table:table-cell>
          <table:table-cell table:style-name="ce52"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5">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2" office:value-type="float" office:value="101.34" calcext:value-type="float">
            <text:p><text:s text:c="3"/>101.34</text:p>
          </table:table-cell>
          <table:table-cell table:style-name="ce52"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5">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2" office:value-type="float" office:value="100.94" calcext:value-type="float">
            <text:p><text:s text:c="3"/>100.94</text:p>
          </table:table-cell>
          <table:table-cell table:style-name="ce52"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5">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5">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40"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6">
          <table:table-cell table:style-name="ce7" office:value-type="string" calcext:value-type="string">
            <text:p>102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87" calcext:value-type="float">
            <text:p><text:s text:c="3"/>148,587</text:p>
          </table:table-cell>
          <table:table-cell table:style-name="ce29" office:value-type="float" office:value="8286260" calcext:value-type="float">
            <text:p><text:s text:c="3"/>8,286,260</text:p>
          </table:table-cell>
          <table:table-cell table:style-name="ce40" office:value-type="float" office:value="23373517" calcext:value-type="float">
            <text:p><text:s text:c="3"/>23,373,517</text:p>
          </table:table-cell>
          <table:table-cell table:style-name="ce29" office:value-type="float" office:value="11684674" calcext:value-type="float">
            <text:p><text:s text:c="3"/>11,684,674</text:p>
          </table:table-cell>
          <table:table-cell table:style-name="ce29" office:value-type="float" office:value="11688843" calcext:value-type="float">
            <text:p><text:s text:c="3"/>11,688,843</text:p>
          </table:table-cell>
          <table:table-cell table:style-name="ce54" office:value-type="float" office:value="99.96" calcext:value-type="float">
            <text:p><text:s text:c="3"/>99.96</text:p>
          </table:table-cell>
          <table:table-cell table:style-name="ce54" office:value-type="float" office:value="645.81" calcext:value-type="float">
            <text:p><text:s text:c="3"/>645.81</text:p>
          </table:table-cell>
          <table:table-cell table:style-name="ce67"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7">
          <table:table-cell table:style-name="ce7" office:value-type="string" calcext:value-type="string">
            <text:p>103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2">
          <table:table-cell table:style-name="ce8"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4"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5" office:value-type="float" office:value="99.94" calcext:value-type="float">
            <text:p><text:s text:c="3"/>99.94</text:p>
          </table:table-cell>
          <table:table-cell table:style-name="ce55" office:value-type="float" office:value="645.92" calcext:value-type="float">
            <text:p><text:s text:c="3"/>645.92</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8">
          <table:table-cell table:style-name="ce9"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4"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5" office:value-type="float" office:value="99.92" calcext:value-type="float">
            <text:p><text:s text:c="3"/>99.92</text:p>
          </table:table-cell>
          <table:table-cell table:style-name="ce55" office:value-type="float" office:value="645.96" calcext:value-type="float">
            <text:p><text:s text:c="3"/>645.9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8">
          <table:table-cell table:style-name="ce9"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4"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5" office:value-type="float" office:value="99.89" calcext:value-type="float">
            <text:p><text:s text:c="3"/>99.89</text:p>
          </table:table-cell>
          <table:table-cell table:style-name="ce55" office:value-type="float" office:value="645.97" calcext:value-type="float">
            <text:p><text:s text:c="3"/>645.97</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9">
          <table:table-cell table:style-name="ce9"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5" office:value-type="float" office:value="99.87" calcext:value-type="float">
            <text:p><text:s text:c="3"/>99.87</text:p>
          </table:table-cell>
          <table:table-cell table:style-name="ce55" office:value-type="float" office:value="646.07" calcext:value-type="float">
            <text:p><text:s text:c="3"/>646.07</text:p>
          </table:table-cell>
          <table:table-cell table:style-name="ce68" office:value-type="float" office:value="2.81" calcext:value-type="float">
            <text:p><text:s text:c="3"/>2.81</text:p>
          </table:table-cell>
          <table:table-cell table:style-name="ce76" table:number-columns-repeated="3"/>
          <table:table-cell table:style-name="ce77"/>
          <table:table-cell table:style-name="ce74" table:number-columns-repeated="1008"/>
        </table:table-row>
        <table:table-row table:style-name="ro8">
          <table:table-cell table:style-name="ce9"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5" office:value-type="float" office:value="99.84" calcext:value-type="float">
            <text:p><text:s text:c="3"/>99.84</text:p>
          </table:table-cell>
          <table:table-cell table:style-name="ce55" office:value-type="float" office:value="646.17" calcext:value-type="float">
            <text:p><text:s text:c="3"/>646.17</text:p>
          </table:table-cell>
          <table:table-cell table:style-name="ce68" office:value-type="float" office:value="2.81" calcext:value-type="float">
            <text:p><text:s text:c="3"/>2.81</text:p>
          </table:table-cell>
          <table:table-cell table:style-name="ce76" table:number-columns-repeated="3"/>
          <table:table-cell table:style-name="ce77"/>
          <table:table-cell table:style-name="ce74" table:number-columns-repeated="1008"/>
        </table:table-row>
        <table:table-row table:style-name="ro8">
          <table:table-cell table:style-name="ce9"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5" office:value-type="float" office:value="99.82" calcext:value-type="float">
            <text:p><text:s text:c="3"/>99.82</text:p>
          </table:table-cell>
          <table:table-cell table:style-name="ce55" office:value-type="float" office:value="646.32" calcext:value-type="float">
            <text:p><text:s text:c="3"/>646.32</text:p>
          </table:table-cell>
          <table:table-cell table:style-name="ce68" office:value-type="float" office:value="2.81" calcext:value-type="float">
            <text:p><text:s text:c="3"/>2.81</text:p>
          </table:table-cell>
          <table:table-cell table:style-name="ce75"/>
          <table:table-cell table:style-name="ce74" table:number-columns-repeated="1011"/>
        </table:table-row>
        <table:table-row table:style-name="ro8">
          <table:table-cell table:style-name="ce9"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8" calcext:value-type="float">
            <text:p><text:s text:c="3"/>147,788</text:p>
          </table:table-cell>
          <table:table-cell table:style-name="ce33"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3" office:value-type="float" office:value="11687050" calcext:value-type="float">
            <text:p><text:s text:c="3"/>11,687,050</text:p>
          </table:table-cell>
          <table:table-cell table:style-name="ce33" office:value-type="float" office:value="11711213" calcext:value-type="float">
            <text:p><text:s text:c="3"/>11,711,213</text:p>
          </table:table-cell>
          <table:table-cell table:style-name="ce55" office:value-type="float" office:value="99.79" calcext:value-type="float">
            <text:p><text:s text:c="3"/>99.79</text:p>
          </table:table-cell>
          <table:table-cell table:style-name="ce55" office:value-type="float" office:value="646.49" calcext:value-type="float">
            <text:p><text:s text:c="3"/>646.49</text:p>
          </table:table-cell>
          <table:table-cell table:style-name="ce68" office:value-type="float" office:value="2.81" calcext:value-type="float">
            <text:p><text:s text:c="3"/>2.81</text:p>
          </table:table-cell>
          <table:table-cell table:style-name="ce75"/>
          <table:table-cell table:number-columns-repeated="1011"/>
        </table:table-row>
        <table:table-row table:style-name="ro10">
          <table:table-cell table:style-name="ce9"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6" calcext:value-type="float">
            <text:p><text:s text:c="3"/>147,786</text:p>
          </table:table-cell>
          <table:table-cell table:style-name="ce33" office:value-type="float" office:value="8354235" calcext:value-type="float">
            <text:p><text:s text:c="3"/>8,354,235</text:p>
          </table:table-cell>
          <table:table-cell table:style-name="ce44" office:value-type="float" office:value="23404243" calcext:value-type="float">
            <text:p><text:s text:c="3"/>23,404,243</text:p>
          </table:table-cell>
          <table:table-cell table:style-name="ce33" office:value-type="float" office:value="11688646" calcext:value-type="float">
            <text:p><text:s text:c="3"/>11,688,646</text:p>
          </table:table-cell>
          <table:table-cell table:style-name="ce33" office:value-type="float" office:value="11715597" calcext:value-type="float">
            <text:p><text:s text:c="3"/>11,715,597</text:p>
          </table:table-cell>
          <table:table-cell table:style-name="ce55" office:value-type="float" office:value="99.77" calcext:value-type="float">
            <text:p><text:s text:c="3"/>99.77</text:p>
          </table:table-cell>
          <table:table-cell table:style-name="ce55" office:value-type="float" office:value="646.65" calcext:value-type="float">
            <text:p><text:s text:c="3"/>646.65</text:p>
          </table:table-cell>
          <table:table-cell table:style-name="ce68" office:value-type="float" office:value="2.8" calcext:value-type="float">
            <text:p><text:s text:c="3"/>2.80</text:p>
          </table:table-cell>
          <table:table-cell table:style-name="ce75"/>
          <table:table-cell table:number-columns-repeated="1011"/>
        </table:table-row>
        <table:table-row table:style-name="ro11">
          <table:table-cell table:style-name="ce9"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7" calcext:value-type="float">
            <text:p><text:s text:c="3"/>147,787</text:p>
          </table:table-cell>
          <table:table-cell table:style-name="ce33" office:value-type="float" office:value="8372925" calcext:value-type="float">
            <text:p><text:s text:c="3"/>8,372,925</text:p>
          </table:table-cell>
          <table:table-cell table:style-name="ce44" office:value-type="float" office:value="23410280" calcext:value-type="float">
            <text:p><text:s text:c="3"/>23,410,280</text:p>
          </table:table-cell>
          <table:table-cell table:style-name="ce33" office:value-type="float" office:value="11690317" calcext:value-type="float">
            <text:p><text:s text:c="3"/>11,690,317</text:p>
          </table:table-cell>
          <table:table-cell table:style-name="ce33" office:value-type="float" office:value="11719963" calcext:value-type="float">
            <text:p><text:s text:c="3"/>11,719,963</text:p>
          </table:table-cell>
          <table:table-cell table:style-name="ce55" office:value-type="float" office:value="99.75" calcext:value-type="float">
            <text:p><text:s text:c="3"/>99.75</text:p>
          </table:table-cell>
          <table:table-cell table:style-name="ce55" office:value-type="float" office:value="646.82" calcext:value-type="float">
            <text:p><text:s text:c="3"/>646.82</text:p>
          </table:table-cell>
          <table:table-cell table:style-name="ce68" office:value-type="float" office:value="2.8" calcext:value-type="float">
            <text:p><text:s text:c="3"/>2.80</text:p>
          </table:table-cell>
          <table:table-cell table:style-name="ce75"/>
          <table:table-cell table:number-columns-repeated="1011"/>
        </table:table-row>
        <table:table-row table:style-name="ro9">
          <table:table-cell table:style-name="ce9"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4" calcext:value-type="float">
            <text:p><text:s text:c="3"/>147,784</text:p>
          </table:table-cell>
          <table:table-cell table:style-name="ce33" office:value-type="float" office:value="8374527" calcext:value-type="float">
            <text:p><text:s text:c="3"/>8,374,527</text:p>
          </table:table-cell>
          <table:table-cell table:style-name="ce44" office:value-type="float" office:value="23417116" calcext:value-type="float">
            <text:p><text:s text:c="3"/>23,417,116</text:p>
          </table:table-cell>
          <table:table-cell table:style-name="ce33" office:value-type="float" office:value="11692654" calcext:value-type="float">
            <text:p><text:s text:c="3"/>11,692,654</text:p>
          </table:table-cell>
          <table:table-cell table:style-name="ce33" office:value-type="float" office:value="11724462" calcext:value-type="float">
            <text:p><text:s text:c="3"/>11,724,462</text:p>
          </table:table-cell>
          <table:table-cell table:style-name="ce55" office:value-type="float" office:value="99.73" calcext:value-type="float">
            <text:p><text:s text:c="3"/>99.73</text:p>
          </table:table-cell>
          <table:table-cell table:style-name="ce55" office:value-type="float" office:value="647.01" calcext:value-type="float">
            <text:p><text:s text:c="3"/>647.01</text:p>
          </table:table-cell>
          <table:table-cell table:style-name="ce68" office:value-type="float" office:value="2.8" calcext:value-type="float">
            <text:p><text:s text:c="3"/>2.80</text:p>
          </table:table-cell>
          <table:table-cell table:style-name="ce75"/>
          <table:table-cell table:number-columns-repeated="1011"/>
        </table:table-row>
        <table:table-row table:style-name="ro10">
          <table:table-cell table:style-name="ce9"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0" calcext:value-type="float">
            <text:p><text:s text:c="3"/>147,780</text:p>
          </table:table-cell>
          <table:table-cell table:style-name="ce33" office:value-type="float" office:value="8375477" calcext:value-type="float">
            <text:p><text:s text:c="3"/>8,375,477</text:p>
          </table:table-cell>
          <table:table-cell table:style-name="ce44" office:value-type="float" office:value="23424615" calcext:value-type="float">
            <text:p><text:s text:c="3"/>23,424,615</text:p>
          </table:table-cell>
          <table:table-cell table:style-name="ce33" office:value-type="float" office:value="11695144" calcext:value-type="float">
            <text:p><text:s text:c="3"/>11,695,144</text:p>
          </table:table-cell>
          <table:table-cell table:style-name="ce33" office:value-type="float" office:value="11729471" calcext:value-type="float">
            <text:p><text:s text:c="3"/>11,729,471</text:p>
          </table:table-cell>
          <table:table-cell table:style-name="ce55" office:value-type="float" office:value="99.71" calcext:value-type="float">
            <text:p><text:s text:c="3"/>99.71</text:p>
          </table:table-cell>
          <table:table-cell table:style-name="ce55" office:value-type="float" office:value="647.22" calcext:value-type="float">
            <text:p><text:s text:c="3"/>647.22</text:p>
          </table:table-cell>
          <table:table-cell table:style-name="ce68" office:value-type="float" office:value="2.8" calcext:value-type="float">
            <text:p><text:s text:c="3"/>2.80</text:p>
          </table:table-cell>
          <table:table-cell table:style-name="ce75"/>
          <table:table-cell table:number-columns-repeated="1011"/>
        </table:table-row>
        <table:table-row table:style-name="ro10">
          <table:table-cell table:style-name="ce9"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5" calcext:value-type="float">
            <text:p><text:s text:c="3"/>147,785</text:p>
          </table:table-cell>
          <table:table-cell table:style-name="ce33" office:value-type="float" office:value="8382699" calcext:value-type="float">
            <text:p><text:s text:c="3"/>8,382,699</text:p>
          </table:table-cell>
          <table:table-cell table:style-name="ce44" office:value-type="float" office:value="23433753" calcext:value-type="float">
            <text:p><text:s text:c="3"/>23,433,753</text:p>
          </table:table-cell>
          <table:table-cell table:style-name="ce33" office:value-type="float" office:value="11697971" calcext:value-type="float">
            <text:p><text:s text:c="3"/>11,697,971</text:p>
          </table:table-cell>
          <table:table-cell table:style-name="ce33" office:value-type="float" office:value="11735782" calcext:value-type="float">
            <text:p><text:s text:c="3"/>11,735,782</text:p>
          </table:table-cell>
          <table:table-cell table:style-name="ce55" office:value-type="float" office:value="99.68" calcext:value-type="float">
            <text:p><text:s text:c="3"/>99.68</text:p>
          </table:table-cell>
          <table:table-cell table:style-name="ce55" office:value-type="float" office:value="647.47" calcext:value-type="float">
            <text:p><text:s text:c="3"/>647.47</text:p>
          </table:table-cell>
          <table:table-cell table:style-name="ce68" office:value-type="float" office:value="2.8" calcext:value-type="float">
            <text:p><text:s text:c="3"/>2.80</text:p>
          </table:table-cell>
          <table:table-cell table:style-name="ce75"/>
          <table:table-cell table:number-columns-repeated="1011"/>
        </table:table-row>
        <table:table-row table:style-name="ro12">
          <table:table-cell table:style-name="ce6" office:value-type="string" calcext:value-type="string">
            <text:p>104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5"/>
          <table:table-cell table:number-columns-repeated="1011"/>
        </table:table-row>
        <table:table-row table:style-name="ro10">
          <table:table-cell table:style-name="ce10" office:value-type="string" calcext:value-type="string">
            <text:p>1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3" calcext:value-type="float">
            <text:p><text:s text:c="3"/>147,783</text:p>
          </table:table-cell>
          <table:table-cell table:style-name="ce34" office:value-type="float" office:value="8388883" calcext:value-type="float">
            <text:p><text:s text:c="3"/>8,388,883</text:p>
          </table:table-cell>
          <table:table-cell table:style-name="ce45" office:value-type="float" office:value="23440278" calcext:value-type="float">
            <text:p><text:s text:c="3"/>23,440,278</text:p>
          </table:table-cell>
          <table:table-cell table:style-name="ce34" office:value-type="float" office:value="11699917" calcext:value-type="float">
            <text:p><text:s text:c="3"/>11,699,917</text:p>
          </table:table-cell>
          <table:table-cell table:style-name="ce34" office:value-type="float" office:value="11740361" calcext:value-type="float">
            <text:p><text:s text:c="3"/>11,740,361</text:p>
          </table:table-cell>
          <table:table-cell table:style-name="ce55" office:value-type="float" office:value="99.66" calcext:value-type="float">
            <text:p><text:s text:c="3"/>99.66</text:p>
          </table:table-cell>
          <table:table-cell table:style-name="ce55" office:value-type="float" office:value="647.65" calcext:value-type="float">
            <text:p><text:s text:c="3"/>647.65</text:p>
          </table:table-cell>
          <table:table-cell table:style-name="ce68" office:value-type="float" office:value="2.79" calcext:value-type="float">
            <text:p><text:s text:c="3"/>2.79</text:p>
          </table:table-cell>
          <table:table-cell table:style-name="ce75"/>
          <table:table-cell table:number-columns-repeated="1011"/>
        </table:table-row>
        <table:table-row table:style-name="ro13">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01" calcext:value-type="float">
            <text:p><text:s text:c="3"/>－0.01</text:p>
          </table:table-cell>
          <table:table-cell table:style-name="ce24" office:value-type="float" office:value="-0.66" calcext:value-type="float">
            <text:p><text:s text:c="3"/>－0.66</text:p>
          </table:table-cell>
          <table:table-cell table:style-name="ce24" office:value-type="float" office:value="1.19" calcext:value-type="float">
            <text:p><text:s/>1.19</text:p>
          </table:table-cell>
          <table:table-cell table:style-name="ce24" office:value-type="float" office:value="0.27" calcext:value-type="float">
            <text:p><text:s/>0.27</text:p>
          </table:table-cell>
          <table:table-cell table:style-name="ce24" office:value-type="float" office:value="0.12" calcext:value-type="float">
            <text:p><text:s/>0.12</text:p>
          </table:table-cell>
          <table:table-cell table:style-name="ce24" office:value-type="float" office:value="0.41" calcext:value-type="float">
            <text:p><text:s/>0.41</text:p>
          </table:table-cell>
          <table:table-cell table:style-name="ce56" office:value-type="float" office:value="-0.28" calcext:value-type="float">
            <text:p>－ <text:s text:c="2"/>0.28</text:p>
          </table:table-cell>
          <table:table-cell table:style-name="ce24" office:value-type="float" office:value="0.27" calcext:value-type="float">
            <text:p><text:s/>0.27</text:p>
          </table:table-cell>
          <table:table-cell table:style-name="ce69" office:value-type="float" office:value="-1.06" calcext:value-type="float">
            <text:p>－ <text:s text:c="2"/>1.06</text:p>
          </table:table-cell>
          <table:table-cell table:style-name="ce73"/>
          <table:table-cell table:number-columns-repeated="1011"/>
        </table:table-row>
        <table:table-row table:style-name="ro14">
          <table:table-cell table:style-name="ce12" office:value-type="string" calcext:value-type="string">
            <text:p>較<text:span text:style-name="T2"> </text:span><text:span text:style-name="T3">上</text:span><text:span text:style-name="T4"> </text:span><text:span text:style-name="T3">月　　増減</text:span><text:span text:style-name="T4"> (%) </text:span><text:span text:style-name="T3">△</text:span></text:p>
          </table:table-cell>
          <table:table-cell table:number-columns-repeated="3" table:style-name="ce25" office:value-type="float" office:value="0" calcext:value-type="float">
            <text:p>－</text:p>
          </table:table-cell>
          <table:table-cell table:style-name="ce39" office:value-type="string" calcext:value-type="string">
            <text:p> <text:span text:style-name="T9">－</text:span><text:span text:style-name="T8">   0.00</text:span></text:p>
          </table:table-cell>
          <table:table-cell table:style-name="ce25" office:value-type="float" office:value="0.07" calcext:value-type="float">
            <text:p><text:s/>0.07</text:p>
          </table:table-cell>
          <table:table-cell table:style-name="ce25" office:value-type="float" office:value="0.03" calcext:value-type="float">
            <text:p><text:s/>0.03</text:p>
          </table:table-cell>
          <table:table-cell table:style-name="ce48" office:value-type="float" office:value="0.02" calcext:value-type="float">
            <text:p>0.02</text:p>
          </table:table-cell>
          <table:table-cell table:style-name="ce25" office:value-type="float" office:value="0.04" calcext:value-type="float">
            <text:p><text:s/>0.04</text:p>
          </table:table-cell>
          <table:table-cell table:style-name="ce48" office:value-type="float" office:value="-0.02" calcext:value-type="float">
            <text:p>－ <text:s text:c="2"/>0.02</text:p>
          </table:table-cell>
          <table:table-cell table:style-name="ce48" office:value-type="float" office:value="0.03" calcext:value-type="float">
            <text:p>0.03</text:p>
          </table:table-cell>
          <table:table-cell table:style-name="ce70" office:value-type="float" office:value="-0.36" calcext:value-type="float">
            <text:p>－ <text:s text:c="2"/>0.36</text:p>
          </table:table-cell>
          <table:table-cell table:number-columns-repeated="1012"/>
        </table:table-row>
        <table:table-row table:style-name="ro5">
          <table:table-cell table:style-name="ce13" office:value-type="string" calcext:value-type="string">
            <text:p>說明：1.表內列有<text:span text:style-name="T1">「－</text:span><text:span text:style-name="T5">」者表示無數字，「0.00」表示未滿百分之0.005</text:span><text:span text:style-name="T6">。</text:span></text:p>
          </table:table-cell>
          <table:table-cell table:style-name="ce26"/>
          <table:table-cell table:style-name="ce35" table:number-columns-repeated="6"/>
          <table:table-cell/>
          <table:table-cell table:style-name="ce57"/>
          <table:table-cell table:style-name="ce61"/>
          <table:table-cell table:style-name="ce71" office:value-type="string" calcext:value-type="string">
            <text:p>內政部戶政司<text:span text:style-name="T7"> </text:span><text:span text:style-name="T6">民國</text:span><text:span text:style-name="T8">104</text:span><text:span text:style-name="T6">年</text:span><text:span text:style-name="T8">2</text:span><text:span text:style-name="T6">月</text:span><text:span text:style-name="T8">4</text:span><text:span text:style-name="T6">日編製</text:span></text:p>
          </table:table-cell>
          <table:table-cell table:number-columns-repeated="1012"/>
        </table:table-row>
        <table:table-row table:style-name="ro15">
          <table:table-cell office:value-type="string" calcext:value-type="string">
            <text:p><text:s text:c="12"/>2. 100年9月起土地面積增加1.3488平方公里(高雄市小港區)。</text:p>
          </table:table-cell>
          <table:table-cell table:number-columns-repeated="1023"/>
        </table:table-row>
        <table:table-row table:style-name="ro15">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5" table:number-rows-repeated="1048535">
          <table:table-cell table:number-columns-repeated="1024"/>
        </table:table-row>
        <table:table-row table:style-name="ro15">
          <table:table-cell table:number-columns-repeated="1024"/>
        </table:table-row>
      </table:table>
      <table:table table:name="縣市別" table:style-name="ta2">
        <table:table-column table:style-name="co11" table:default-cell-style-name="ce14"/>
        <table:table-column table:style-name="co12" table:default-cell-style-name="ce93"/>
        <table:table-column table:style-name="co3" table:default-cell-style-name="ce93"/>
        <table:table-column table:style-name="co3" table:default-cell-style-name="ce14"/>
        <table:table-column table:style-name="co13" table:default-cell-style-name="ce14"/>
        <table:table-column table:style-name="co9" table:default-cell-style-name="ce14"/>
        <table:table-column table:style-name="co14" table:default-cell-style-name="ce14"/>
        <table:table-column table:style-name="co15" table:default-cell-style-name="ce14"/>
        <table:table-column table:style-name="co14" table:default-cell-style-name="ce14"/>
        <table:table-column table:style-name="co16" table:default-cell-style-name="ce14"/>
        <table:table-column table:style-name="co7" table:default-cell-style-name="ce14"/>
        <table:table-column table:style-name="co1" table:default-cell-style-name="ce14"/>
        <table:table-column table:style-name="co10" table:number-columns-repeated="2" table:default-cell-style-name="ce14"/>
        <table:table-column table:style-name="co17" table:default-cell-style-name="ce14"/>
        <table:table-column table:style-name="co10" table:number-columns-repeated="242" table:default-cell-style-name="ce14"/>
        <table:table-column table:style-name="co10" table:number-columns-repeated="767" table:default-cell-style-name="Default"/>
        <table:table-row table:style-name="ro16">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2"/>
          <table:table-cell table:style-name="ce72" table:number-columns-repeated="1012"/>
        </table:table-row>
        <table:table-row table:style-name="ro17">
          <table:table-cell table:style-name="ce72"/>
          <table:table-cell table:style-name="ce84" table:number-columns-repeated="4"/>
          <table:table-cell table:style-name="ce104" office:value-type="string" office:string-value="    中 華 民 國 104 年 1 月 底" calcext:value-type="string">
            <text:p><text:s text:c="5"/>中 華 民 國 104 年 1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7">  </text:span><text:span text:style-name="T6">域</text:span><text:span text:style-name="T8">  </text:span><text:span text:style-name="T6">別</text:span></text:p>
          </table:table-cell>
          <table:table-cell table:style-name="ce85" office:value-type="string" calcext:value-type="string">
            <text:p>土<text:span text:style-name="T7"> </text:span><text:span text:style-name="T5">地</text:span><text:span text:style-name="T8"> </text:span><text:span text:style-name="T5">面</text:span><text:span text:style-name="T8"> </text:span><text:span text:style-name="T5">積</text:span></text:p>
          </table:table-cell>
          <table:table-cell table:style-name="ce94"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7">  </text:span><text:span text:style-name="T6">數</text:span></text:p>
          </table:table-cell>
          <table:table-cell table:style-name="ce36" office:value-type="string" calcext:value-type="string" table:number-columns-spanned="1" table:number-rows-spanned="2">
            <text:p>戶<text:span text:style-name="T7">  </text:span><text:span text:style-name="T6">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7"> ( </text:span><text:span text:style-name="T6">每</text:span><text:span text:style-name="T8">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7"/>
          <table:table-cell table:style-name="ce36" office:value-type="string" calcext:value-type="string">
            <text:p>總<text:span text:style-name="T7">   </text:span><text:span text:style-name="T6">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7">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8"> </text:span><text:span text:style-name="T6">)</text:span></text:p>
          </table:table-cell>
          <table:table-cell table:number-columns-repeated="1012"/>
        </table:table-row>
        <table:table-row table:style-name="ro6">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3" calcext:value-type="float">
            <text:p><text:s text:c="3"/>147,783</text:p>
          </table:table-cell>
          <table:table-cell table:style-name="ce30" office:value-type="float" office:value="8388883" calcext:value-type="float">
            <text:p><text:s text:c="3"/>8,388,883</text:p>
          </table:table-cell>
          <table:table-cell table:style-name="ce29" office:value-type="float" office:value="23440278" calcext:value-type="float">
            <text:p><text:s text:c="3"/>23,440,278</text:p>
          </table:table-cell>
          <table:table-cell table:style-name="ce30" office:value-type="float" office:value="11699917" calcext:value-type="float">
            <text:p><text:s text:c="3"/>11,699,917</text:p>
          </table:table-cell>
          <table:table-cell table:style-name="ce30" office:value-type="float" office:value="11740361" calcext:value-type="float">
            <text:p><text:s text:c="3"/>11,740,361</text:p>
          </table:table-cell>
          <table:table-cell table:style-name="ce51" office:value-type="float" office:value="99.6555131481902" calcext:value-type="float">
            <text:p><text:s text:c="3"/>99.66</text:p>
          </table:table-cell>
          <table:table-cell table:style-name="ce51" office:value-type="float" office:value="647.650028774357" calcext:value-type="float">
            <text:p><text:s text:c="3"/>647.65</text:p>
          </table:table-cell>
          <table:table-cell table:style-name="ce109" office:value-type="float" office:value="2.79420728599982" calcext:value-type="float">
            <text:p><text:s/>2.79 </text:p>
          </table:table-cell>
          <table:table-cell table:style-name="ce114"/>
          <table:table-cell table:style-name="ce116"/>
          <table:table-cell table:style-name="ce120"/>
          <table:table-cell table:style-name="ce123"/>
          <table:table-cell table:style-name="ce114"/>
          <table:table-cell table:number-columns-repeated="1007"/>
        </table:table-row>
        <table:table-row table:style-name="ro18">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09" calcext:value-type="float">
            <text:p><text:s text:c="3"/>22,109</text:p>
          </table:table-cell>
          <table:table-cell table:style-name="ce30" office:value-type="float" office:value="1497722" calcext:value-type="float">
            <text:p><text:s text:c="3"/>1,497,722</text:p>
          </table:table-cell>
          <table:table-cell table:style-name="ce29" office:value-type="float" office:value="3967571" calcext:value-type="float">
            <text:p><text:s text:c="3"/>3,967,571</text:p>
          </table:table-cell>
          <table:table-cell table:style-name="ce30" office:value-type="float" office:value="1951873" calcext:value-type="float">
            <text:p><text:s text:c="3"/>1,951,873</text:p>
          </table:table-cell>
          <table:table-cell table:style-name="ce30" office:value-type="float" office:value="2015698" calcext:value-type="float">
            <text:p><text:s text:c="3"/>2,015,698</text:p>
          </table:table-cell>
          <table:table-cell table:style-name="ce51" office:value-type="float" office:value="96.8336030496632" calcext:value-type="float">
            <text:p><text:s text:c="3"/>96.83</text:p>
          </table:table-cell>
          <table:table-cell table:style-name="ce51" office:value-type="float" office:value="1932.98030217483" calcext:value-type="float">
            <text:p><text:s text:c="3"/>1,932.98</text:p>
          </table:table-cell>
          <table:table-cell table:style-name="ce109" office:value-type="float" office:value="2.64907038822959" calcext:value-type="float">
            <text:p><text:s/>2.65 </text:p>
          </table:table-cell>
          <table:table-cell table:style-name="ce114"/>
          <table:table-cell table:style-name="ce117"/>
          <table:table-cell table:style-name="ce120"/>
          <table:table-cell table:style-name="ce123"/>
          <table:table-cell table:style-name="ce114"/>
          <table:table-cell table:number-columns-repeated="1007"/>
        </table:table-row>
        <table:table-row table:style-name="ro18">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56" calcext:value-type="float">
            <text:p><text:s text:c="3"/>9,556</text:p>
          </table:table-cell>
          <table:table-cell table:style-name="ce30" office:value-type="float" office:value="1037834" calcext:value-type="float">
            <text:p><text:s text:c="3"/>1,037,834</text:p>
          </table:table-cell>
          <table:table-cell table:style-name="ce29" office:value-type="float" office:value="2704133" calcext:value-type="float">
            <text:p><text:s text:c="3"/>2,704,133</text:p>
          </table:table-cell>
          <table:table-cell table:style-name="ce30" office:value-type="float" office:value="1296292" calcext:value-type="float">
            <text:p><text:s text:c="3"/>1,296,292</text:p>
          </table:table-cell>
          <table:table-cell table:style-name="ce30" office:value-type="float" office:value="1407841" calcext:value-type="float">
            <text:p><text:s text:c="3"/>1,407,841</text:p>
          </table:table-cell>
          <table:table-cell table:style-name="ce51" office:value-type="float" office:value="92.0765910354934" calcext:value-type="float">
            <text:p><text:s text:c="3"/>92.08</text:p>
          </table:table-cell>
          <table:table-cell table:style-name="ce51" office:value-type="float" office:value="9948.99184951271" calcext:value-type="float">
            <text:p><text:s text:c="3"/>9,948.99</text:p>
          </table:table-cell>
          <table:table-cell table:style-name="ce109" office:value-type="float" office:value="2.60555445283157" calcext:value-type="float">
            <text:p><text:s/>2.61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18">
          <table:table-cell table:style-name="ce78" office:value-type="string" calcext:value-type="string">
            <text:p>桃園市</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30" office:value-type="float" office:value="495" calcext:value-type="float">
            <text:p><text:s text:c="3"/>495</text:p>
          </table:table-cell>
          <table:table-cell table:style-name="ce30" office:value-type="float" office:value="11489" calcext:value-type="float">
            <text:p><text:s text:c="3"/>11,489</text:p>
          </table:table-cell>
          <table:table-cell table:style-name="ce30" office:value-type="float" office:value="734191" calcext:value-type="float">
            <text:p><text:s text:c="3"/>734,191</text:p>
          </table:table-cell>
          <table:table-cell table:style-name="ce29" office:value-type="float" office:value="2061501" calcext:value-type="float">
            <text:p><text:s text:c="3"/>2,061,501</text:p>
          </table:table-cell>
          <table:table-cell table:style-name="ce30" office:value-type="float" office:value="1033911" calcext:value-type="float">
            <text:p><text:s text:c="3"/>1,033,911</text:p>
          </table:table-cell>
          <table:table-cell table:style-name="ce30" office:value-type="float" office:value="1027590" calcext:value-type="float">
            <text:p><text:s text:c="3"/>1,027,590</text:p>
          </table:table-cell>
          <table:table-cell table:style-name="ce51" office:value-type="float" office:value="100.615128601874" calcext:value-type="float">
            <text:p><text:s text:c="3"/>100.62</text:p>
          </table:table-cell>
          <table:table-cell table:style-name="ce51" office:value-type="float" office:value="1688.4346175204" calcext:value-type="float">
            <text:p><text:s text:c="3"/>1,688.43</text:p>
          </table:table-cell>
          <table:table-cell table:style-name="ce109" office:value-type="float" office:value="2.80785381460683" calcext:value-type="float">
            <text:p><text:s/>2.81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19">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38" calcext:value-type="float">
            <text:p><text:s text:c="3"/>12,938</text:p>
          </table:table-cell>
          <table:table-cell table:style-name="ce30" office:value-type="float" office:value="913340" calcext:value-type="float">
            <text:p><text:s text:c="3"/>913,340</text:p>
          </table:table-cell>
          <table:table-cell table:style-name="ce29" office:value-type="float" office:value="2721709" calcext:value-type="float">
            <text:p><text:s text:c="3"/>2,721,709</text:p>
          </table:table-cell>
          <table:table-cell table:style-name="ce30" office:value-type="float" office:value="1347756" calcext:value-type="float">
            <text:p><text:s text:c="3"/>1,347,756</text:p>
          </table:table-cell>
          <table:table-cell table:style-name="ce30" office:value-type="float" office:value="1373953" calcext:value-type="float">
            <text:p><text:s text:c="3"/>1,373,953</text:p>
          </table:table-cell>
          <table:table-cell table:style-name="ce51" office:value-type="float" office:value="98.0933117799517" calcext:value-type="float">
            <text:p><text:s text:c="3"/>98.09</text:p>
          </table:table-cell>
          <table:table-cell table:style-name="ce51" office:value-type="float" office:value="1228.81978067782" calcext:value-type="float">
            <text:p><text:s text:c="3"/>1,228.82</text:p>
          </table:table-cell>
          <table:table-cell table:style-name="ce109" office:value-type="float" office:value="2.97995160619266" calcext:value-type="float">
            <text:p><text:s/>2.98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18">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38" calcext:value-type="float">
            <text:p><text:s text:c="3"/>14,638</text:p>
          </table:table-cell>
          <table:table-cell table:style-name="ce30" office:value-type="float" office:value="668414" calcext:value-type="float">
            <text:p><text:s text:c="3"/>668,414</text:p>
          </table:table-cell>
          <table:table-cell table:style-name="ce29" office:value-type="float" office:value="1884641" calcext:value-type="float">
            <text:p><text:s text:c="3"/>1,884,641</text:p>
          </table:table-cell>
          <table:table-cell table:style-name="ce30" office:value-type="float" office:value="944175" calcext:value-type="float">
            <text:p><text:s text:c="3"/>944,175</text:p>
          </table:table-cell>
          <table:table-cell table:style-name="ce30" office:value-type="float" office:value="940466" calcext:value-type="float">
            <text:p><text:s text:c="3"/>940,466</text:p>
          </table:table-cell>
          <table:table-cell table:style-name="ce51" office:value-type="float" office:value="100.394378956815" calcext:value-type="float">
            <text:p><text:s text:c="3"/>100.39</text:p>
          </table:table-cell>
          <table:table-cell table:style-name="ce51" office:value-type="float" office:value="859.917566333833" calcext:value-type="float">
            <text:p><text:s text:c="3"/>859.92</text:p>
          </table:table-cell>
          <table:table-cell table:style-name="ce109" office:value-type="float" office:value="2.81957140335181" calcext:value-type="float">
            <text:p><text:s/>2.82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20">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5667" calcext:value-type="float">
            <text:p><text:s text:c="3"/>1,065,667</text:p>
          </table:table-cell>
          <table:table-cell table:style-name="ce29" office:value-type="float" office:value="2779355" calcext:value-type="float">
            <text:p><text:s text:c="3"/>2,779,355</text:p>
          </table:table-cell>
          <table:table-cell table:style-name="ce30" office:value-type="float" office:value="1383118" calcext:value-type="float">
            <text:p><text:s text:c="3"/>1,383,118</text:p>
          </table:table-cell>
          <table:table-cell table:style-name="ce30" office:value-type="float" office:value="1396237" calcext:value-type="float">
            <text:p><text:s text:c="3"/>1,396,237</text:p>
          </table:table-cell>
          <table:table-cell table:style-name="ce51" office:value-type="float" office:value="99.0604030691065" calcext:value-type="float">
            <text:p><text:s text:c="3"/>99.06</text:p>
          </table:table-cell>
          <table:table-cell table:style-name="ce51" office:value-type="float" office:value="942.916273453404" calcext:value-type="float">
            <text:p><text:s text:c="3"/>942.92</text:p>
          </table:table-cell>
          <table:table-cell table:style-name="ce109" office:value-type="float" office:value="2.60808958145462" calcext:value-type="float">
            <text:p><text:s/>2.61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19">
          <table:table-cell table:style-name="ce78" office:value-type="string" calcext:value-type="string">
            <text:p>臺灣省</text:p>
          </table:table-cell>
          <table:table-cell table:style-name="ce88" office:value-type="float" office:value="25110.0037" calcext:value-type="float">
            <text:p><text:s text:c="3"/>25,110.0037</text:p>
          </table:table-cell>
          <table:table-cell table:style-name="ce96" office:value-type="float" office:value="200" calcext:value-type="float">
            <text:p><text:s text:c="3"/>200</text:p>
          </table:table-cell>
          <table:table-cell table:style-name="ce96" office:value-type="float" office:value="3541" calcext:value-type="float">
            <text:p><text:s text:c="3"/>3,541</text:p>
          </table:table-cell>
          <table:table-cell table:style-name="ce96" office:value-type="float" office:value="58557" calcext:value-type="float">
            <text:p><text:s text:c="3"/>58,557</text:p>
          </table:table-cell>
          <table:table-cell table:style-name="ce96" office:value-type="float" office:value="2431590" calcext:value-type="float">
            <text:p><text:s text:c="3"/>2,431,590</text:p>
          </table:table-cell>
          <table:table-cell table:style-name="ce96" office:value-type="float" office:value="7180643" calcext:value-type="float">
            <text:p><text:s text:c="3"/>7,180,643</text:p>
          </table:table-cell>
          <table:table-cell table:style-name="ce96" office:value-type="float" office:value="3671346" calcext:value-type="float">
            <text:p><text:s text:c="3"/>3,671,346</text:p>
          </table:table-cell>
          <table:table-cell table:style-name="ce96" office:value-type="float" office:value="3509297" calcext:value-type="float">
            <text:p><text:s text:c="3"/>3,509,297</text:p>
          </table:table-cell>
          <table:table-cell table:style-name="ce106" office:value-type="float" office:value="104.617705483463" calcext:value-type="float">
            <text:p><text:s text:c="3"/>104.62</text:p>
          </table:table-cell>
          <table:table-cell table:style-name="ce106" office:value-type="float" office:value="285.967421024315" calcext:value-type="float">
            <text:p><text:s text:c="3"/>285.97</text:p>
          </table:table-cell>
          <table:table-cell table:style-name="ce110" office:value-type="float" office:value="2.95306486702117" calcext:value-type="float">
            <text:p><text:s/>2.95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18">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2" office:value-type="float" office:value="233" calcext:value-type="float">
            <text:p><text:s text:c="3"/>233</text:p>
          </table:table-cell>
          <table:table-cell table:style-name="ce102" office:value-type="float" office:value="3657" calcext:value-type="float">
            <text:p><text:s text:c="3"/>3,657</text:p>
          </table:table-cell>
          <table:table-cell table:style-name="ce102" office:value-type="float" office:value="163030" calcext:value-type="float">
            <text:p><text:s text:c="3"/>163,030</text:p>
          </table:table-cell>
          <table:table-cell table:style-name="ce105" office:value-type="float" office:value="458691" calcext:value-type="float">
            <text:p><text:s text:c="3"/>458,691</text:p>
          </table:table-cell>
          <table:table-cell table:style-name="ce102" office:value-type="float" office:value="232774" calcext:value-type="float">
            <text:p><text:s text:c="3"/>232,774</text:p>
          </table:table-cell>
          <table:table-cell table:style-name="ce102" office:value-type="float" office:value="225917" calcext:value-type="float">
            <text:p><text:s text:c="3"/>225,917</text:p>
          </table:table-cell>
          <table:table-cell table:style-name="ce106" office:value-type="float" office:value="103.035185488476" calcext:value-type="float">
            <text:p><text:s text:c="3"/>103.04</text:p>
          </table:table-cell>
          <table:table-cell table:style-name="ce106" office:value-type="float" office:value="213.979114165065" calcext:value-type="float">
            <text:p><text:s text:c="3"/>213.98</text:p>
          </table:table-cell>
          <table:table-cell table:style-name="ce110" office:value-type="float" office:value="2.81353738575722" calcext:value-type="float">
            <text:p><text:s/>2.81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5">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188" calcext:value-type="float">
            <text:p><text:s text:c="3"/>3,188</text:p>
          </table:table-cell>
          <table:table-cell table:style-name="ce102" office:value-type="float" office:value="179404" calcext:value-type="float">
            <text:p><text:s text:c="3"/>179,404</text:p>
          </table:table-cell>
          <table:table-cell table:style-name="ce105" office:value-type="float" office:value="537907" calcext:value-type="float">
            <text:p><text:s text:c="3"/>537,907</text:p>
          </table:table-cell>
          <table:table-cell table:style-name="ce102" office:value-type="float" office:value="275402" calcext:value-type="float">
            <text:p><text:s text:c="3"/>275,402</text:p>
          </table:table-cell>
          <table:table-cell table:style-name="ce102" office:value-type="float" office:value="262505" calcext:value-type="float">
            <text:p><text:s text:c="3"/>262,505</text:p>
          </table:table-cell>
          <table:table-cell table:style-name="ce106" office:value-type="float" office:value="104.913049275252" calcext:value-type="float">
            <text:p><text:s text:c="3"/>104.91</text:p>
          </table:table-cell>
          <table:table-cell table:style-name="ce106" office:value-type="float" office:value="376.80777288489" calcext:value-type="float">
            <text:p><text:s text:c="3"/>376.81</text:p>
          </table:table-cell>
          <table:table-cell table:style-name="ce110" office:value-type="float" office:value="2.99829992642305" calcext:value-type="float">
            <text:p><text:s/>3.0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5">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48" calcext:value-type="float">
            <text:p><text:s text:c="3"/>4,648</text:p>
          </table:table-cell>
          <table:table-cell table:style-name="ce102" office:value-type="float" office:value="183219" calcext:value-type="float">
            <text:p><text:s text:c="3"/>183,219</text:p>
          </table:table-cell>
          <table:table-cell table:style-name="ce105" office:value-type="float" office:value="567092" calcext:value-type="float">
            <text:p><text:s text:c="3"/>567,092</text:p>
          </table:table-cell>
          <table:table-cell table:style-name="ce102" office:value-type="float" office:value="292182" calcext:value-type="float">
            <text:p><text:s text:c="3"/>292,182</text:p>
          </table:table-cell>
          <table:table-cell table:style-name="ce102" office:value-type="float" office:value="274910" calcext:value-type="float">
            <text:p><text:s text:c="3"/>274,910</text:p>
          </table:table-cell>
          <table:table-cell table:style-name="ce106" office:value-type="float" office:value="106.282783456404" calcext:value-type="float">
            <text:p><text:s text:c="3"/>106.28</text:p>
          </table:table-cell>
          <table:table-cell table:style-name="ce106" office:value-type="float" office:value="311.535108568303" calcext:value-type="float">
            <text:p><text:s text:c="3"/>311.54</text:p>
          </table:table-cell>
          <table:table-cell table:style-name="ce110" office:value-type="float" office:value="3.09515934482777" calcext:value-type="float">
            <text:p><text:s/>3.1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5">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24" calcext:value-type="float">
            <text:p><text:s text:c="3"/>9,124</text:p>
          </table:table-cell>
          <table:table-cell table:style-name="ce102" office:value-type="float" office:value="378836" calcext:value-type="float">
            <text:p><text:s text:c="3"/>378,836</text:p>
          </table:table-cell>
          <table:table-cell table:style-name="ce105" office:value-type="float" office:value="1291312" calcext:value-type="float">
            <text:p><text:s text:c="3"/>1,291,312</text:p>
          </table:table-cell>
          <table:table-cell table:style-name="ce102" office:value-type="float" office:value="660645" calcext:value-type="float">
            <text:p><text:s text:c="3"/>660,645</text:p>
          </table:table-cell>
          <table:table-cell table:style-name="ce102" office:value-type="float" office:value="630667" calcext:value-type="float">
            <text:p><text:s text:c="3"/>630,667</text:p>
          </table:table-cell>
          <table:table-cell table:style-name="ce106" office:value-type="float" office:value="104.75338015149" calcext:value-type="float">
            <text:p><text:s text:c="3"/>104.75</text:p>
          </table:table-cell>
          <table:table-cell table:style-name="ce106" office:value-type="float" office:value="1201.8957628286" calcext:value-type="float">
            <text:p><text:s text:c="3"/>1,201.90</text:p>
          </table:table-cell>
          <table:table-cell table:style-name="ce110" office:value-type="float" office:value="3.40863064756253" calcext:value-type="float">
            <text:p><text:s/>3.41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1">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2" office:value-type="float" office:value="262" calcext:value-type="float">
            <text:p><text:s text:c="3"/>262</text:p>
          </table:table-cell>
          <table:table-cell table:style-name="ce102" office:value-type="float" office:value="4265" calcext:value-type="float">
            <text:p><text:s text:c="3"/>4,265</text:p>
          </table:table-cell>
          <table:table-cell table:style-name="ce102" office:value-type="float" office:value="176198" calcext:value-type="float">
            <text:p><text:s text:c="3"/>176,198</text:p>
          </table:table-cell>
          <table:table-cell table:style-name="ce105" office:value-type="float" office:value="513970" calcext:value-type="float">
            <text:p><text:s text:c="3"/>513,970</text:p>
          </table:table-cell>
          <table:table-cell table:style-name="ce102" office:value-type="float" office:value="263701" calcext:value-type="float">
            <text:p><text:s text:c="3"/>263,701</text:p>
          </table:table-cell>
          <table:table-cell table:style-name="ce102" office:value-type="float" office:value="250269" calcext:value-type="float">
            <text:p><text:s text:c="3"/>250,269</text:p>
          </table:table-cell>
          <table:table-cell table:style-name="ce106" office:value-type="float" office:value="105.367025081013" calcext:value-type="float">
            <text:p><text:s text:c="3"/>105.37</text:p>
          </table:table-cell>
          <table:table-cell table:style-name="ce106" office:value-type="float" office:value="125.1620626743" calcext:value-type="float">
            <text:p><text:s text:c="3"/>125.16</text:p>
          </table:table-cell>
          <table:table-cell table:style-name="ce110" office:value-type="float" office:value="2.91700246313806" calcext:value-type="float">
            <text:p><text:s/>2.92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5">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2" office:value-type="float" office:value="388" calcext:value-type="float">
            <text:p><text:s text:c="3"/>388</text:p>
          </table:table-cell>
          <table:table-cell table:style-name="ce102" office:value-type="float" office:value="6405" calcext:value-type="float">
            <text:p><text:s text:c="3"/>6,405</text:p>
          </table:table-cell>
          <table:table-cell table:style-name="ce102" office:value-type="float" office:value="237796" calcext:value-type="float">
            <text:p><text:s text:c="3"/>237,796</text:p>
          </table:table-cell>
          <table:table-cell table:style-name="ce105" office:value-type="float" office:value="704784" calcext:value-type="float">
            <text:p><text:s text:c="3"/>704,784</text:p>
          </table:table-cell>
          <table:table-cell table:style-name="ce102" office:value-type="float" office:value="366590" calcext:value-type="float">
            <text:p><text:s text:c="3"/>366,590</text:p>
          </table:table-cell>
          <table:table-cell table:style-name="ce102" office:value-type="float" office:value="338194" calcext:value-type="float">
            <text:p><text:s text:c="3"/>338,194</text:p>
          </table:table-cell>
          <table:table-cell table:style-name="ce106" office:value-type="float" office:value="108.396364216988" calcext:value-type="float">
            <text:p><text:s text:c="3"/>108.40</text:p>
          </table:table-cell>
          <table:table-cell table:style-name="ce106" office:value-type="float" office:value="545.991788555697" calcext:value-type="float">
            <text:p><text:s text:c="3"/>545.99</text:p>
          </table:table-cell>
          <table:table-cell table:style-name="ce110" office:value-type="float" office:value="2.96381772611819" calcext:value-type="float">
            <text:p><text:s/>2.96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5">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12" calcext:value-type="float">
            <text:p><text:s text:c="3"/>5,312</text:p>
          </table:table-cell>
          <table:table-cell table:style-name="ce102" office:value-type="float" office:value="181352" calcext:value-type="float">
            <text:p><text:s text:c="3"/>181,352</text:p>
          </table:table-cell>
          <table:table-cell table:style-name="ce105" office:value-type="float" office:value="524276" calcext:value-type="float">
            <text:p><text:s text:c="3"/>524,276</text:p>
          </table:table-cell>
          <table:table-cell table:style-name="ce102" office:value-type="float" office:value="273069" calcext:value-type="float">
            <text:p><text:s text:c="3"/>273,069</text:p>
          </table:table-cell>
          <table:table-cell table:style-name="ce102" office:value-type="float" office:value="251207" calcext:value-type="float">
            <text:p><text:s text:c="3"/>251,207</text:p>
          </table:table-cell>
          <table:table-cell table:style-name="ce106" office:value-type="float" office:value="108.702782963851" calcext:value-type="float">
            <text:p><text:s text:c="3"/>108.70</text:p>
          </table:table-cell>
          <table:table-cell table:style-name="ce106" office:value-type="float" office:value="275.407592215468" calcext:value-type="float">
            <text:p><text:s text:c="3"/>275.41</text:p>
          </table:table-cell>
          <table:table-cell table:style-name="ce110" office:value-type="float" office:value="2.89093034540562" calcext:value-type="float">
            <text:p><text:s/>2.89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5">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433" calcext:value-type="float">
            <text:p><text:s text:c="3"/>7,433</text:p>
          </table:table-cell>
          <table:table-cell table:style-name="ce102" office:value-type="float" office:value="283271" calcext:value-type="float">
            <text:p><text:s text:c="3"/>283,271</text:p>
          </table:table-cell>
          <table:table-cell table:style-name="ce105" office:value-type="float" office:value="847155" calcext:value-type="float">
            <text:p><text:s text:c="3"/>847,155</text:p>
          </table:table-cell>
          <table:table-cell table:style-name="ce102" office:value-type="float" office:value="434180" calcext:value-type="float">
            <text:p><text:s text:c="3"/>434,180</text:p>
          </table:table-cell>
          <table:table-cell table:style-name="ce102" office:value-type="float" office:value="412975" calcext:value-type="float">
            <text:p><text:s text:c="3"/>412,975</text:p>
          </table:table-cell>
          <table:table-cell table:style-name="ce106" office:value-type="float" office:value="105.134693383377" calcext:value-type="float">
            <text:p><text:s text:c="3"/>105.13</text:p>
          </table:table-cell>
          <table:table-cell table:style-name="ce106" office:value-type="float" office:value="305.215055640396" calcext:value-type="float">
            <text:p><text:s text:c="3"/>305.22</text:p>
          </table:table-cell>
          <table:table-cell table:style-name="ce110" office:value-type="float" office:value="2.99061675921644" calcext:value-type="float">
            <text:p><text:s/>2.99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1">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685" calcext:value-type="float">
            <text:p><text:s text:c="3"/>2,685</text:p>
          </table:table-cell>
          <table:table-cell table:style-name="ce102" office:value-type="float" office:value="82064" calcext:value-type="float">
            <text:p><text:s text:c="3"/>82,064</text:p>
          </table:table-cell>
          <table:table-cell table:style-name="ce105" office:value-type="float" office:value="224218" calcext:value-type="float">
            <text:p><text:s text:c="3"/>224,218</text:p>
          </table:table-cell>
          <table:table-cell table:style-name="ce102" office:value-type="float" office:value="116254" calcext:value-type="float">
            <text:p><text:s text:c="3"/>116,254</text:p>
          </table:table-cell>
          <table:table-cell table:style-name="ce102" office:value-type="float" office:value="107964" calcext:value-type="float">
            <text:p><text:s text:c="3"/>107,964</text:p>
          </table:table-cell>
          <table:table-cell table:style-name="ce106" office:value-type="float" office:value="107.678485421066" calcext:value-type="float">
            <text:p><text:s text:c="3"/>107.68</text:p>
          </table:table-cell>
          <table:table-cell table:style-name="ce106" office:value-type="float" office:value="63.7843209332951" calcext:value-type="float">
            <text:p><text:s text:c="3"/>63.78</text:p>
          </table:table-cell>
          <table:table-cell table:style-name="ce110" office:value-type="float" office:value="2.73223337882628" calcext:value-type="float">
            <text:p><text:s/>2.73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2">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565" calcext:value-type="float">
            <text:p><text:s text:c="3"/>3,565</text:p>
          </table:table-cell>
          <table:table-cell table:style-name="ce102" office:value-type="float" office:value="124288" calcext:value-type="float">
            <text:p><text:s text:c="3"/>124,288</text:p>
          </table:table-cell>
          <table:table-cell table:style-name="ce105" office:value-type="float" office:value="333240" calcext:value-type="float">
            <text:p><text:s text:c="3"/>333,240</text:p>
          </table:table-cell>
          <table:table-cell table:style-name="ce102" office:value-type="float" office:value="170234" calcext:value-type="float">
            <text:p><text:s text:c="3"/>170,234</text:p>
          </table:table-cell>
          <table:table-cell table:style-name="ce102" office:value-type="float" office:value="163006" calcext:value-type="float">
            <text:p><text:s text:c="3"/>163,006</text:p>
          </table:table-cell>
          <table:table-cell table:style-name="ce106" office:value-type="float" office:value="104.434192606407" calcext:value-type="float">
            <text:p><text:s text:c="3"/>104.43</text:p>
          </table:table-cell>
          <table:table-cell table:style-name="ce106" office:value-type="float" office:value="71.9962967407179" calcext:value-type="float">
            <text:p><text:s text:c="3"/>72.00</text:p>
          </table:table-cell>
          <table:table-cell table:style-name="ce110" office:value-type="float" office:value="2.6811920700309" calcext:value-type="float">
            <text:p><text:s/>2.6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2">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389" calcext:value-type="float">
            <text:p><text:s text:c="3"/>1,389</text:p>
          </table:table-cell>
          <table:table-cell table:style-name="ce102" office:value-type="float" office:value="37959" calcext:value-type="float">
            <text:p><text:s text:c="3"/>37,959</text:p>
          </table:table-cell>
          <table:table-cell table:style-name="ce105" office:value-type="float" office:value="101803" calcext:value-type="float">
            <text:p><text:s text:c="3"/>101,803</text:p>
          </table:table-cell>
          <table:table-cell table:style-name="ce102" office:value-type="float" office:value="52429" calcext:value-type="float">
            <text:p><text:s text:c="3"/>52,429</text:p>
          </table:table-cell>
          <table:table-cell table:style-name="ce102" office:value-type="float" office:value="49374" calcext:value-type="float">
            <text:p><text:s text:c="3"/>49,374</text:p>
          </table:table-cell>
          <table:table-cell table:style-name="ce106" office:value-type="float" office:value="106.187467087941" calcext:value-type="float">
            <text:p><text:s text:c="3"/>106.19</text:p>
          </table:table-cell>
          <table:table-cell table:style-name="ce106" office:value-type="float" office:value="802.457117498173" calcext:value-type="float">
            <text:p><text:s text:c="3"/>802.46</text:p>
          </table:table-cell>
          <table:table-cell table:style-name="ce110" office:value-type="float" office:value="2.68191996627941" calcext:value-type="float">
            <text:p><text:s/>2.6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0" calcext:value-type="float">
            <text:p><text:s text:c="3"/>3,310</text:p>
          </table:table-cell>
          <table:table-cell table:style-name="ce102" office:value-type="float" office:value="150590" calcext:value-type="float">
            <text:p><text:s text:c="3"/>150,590</text:p>
          </table:table-cell>
          <table:table-cell table:style-name="ce105" office:value-type="float" office:value="373011" calcext:value-type="float">
            <text:p><text:s text:c="3"/>373,011</text:p>
          </table:table-cell>
          <table:table-cell table:style-name="ce102" office:value-type="float" office:value="187549" calcext:value-type="float">
            <text:p><text:s text:c="3"/>187,549</text:p>
          </table:table-cell>
          <table:table-cell table:style-name="ce102" office:value-type="float" office:value="185462" calcext:value-type="float">
            <text:p><text:s text:c="3"/>185,462</text:p>
          </table:table-cell>
          <table:table-cell table:style-name="ce106" office:value-type="float" office:value="101.125297904692" calcext:value-type="float">
            <text:p><text:s text:c="3"/>101.13</text:p>
          </table:table-cell>
          <table:table-cell table:style-name="ce106" office:value-type="float" office:value="2809.68733546301" calcext:value-type="float">
            <text:p><text:s text:c="3"/>2,809.69</text:p>
          </table:table-cell>
          <table:table-cell table:style-name="ce110" office:value-type="float" office:value="2.47699714456471" calcext:value-type="float">
            <text:p><text:s/>2.4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2">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2" office:value-type="float" office:value="122" calcext:value-type="float">
            <text:p><text:s text:c="3"/>122</text:p>
          </table:table-cell>
          <table:table-cell table:style-name="ce102" office:value-type="float" office:value="2188" calcext:value-type="float">
            <text:p><text:s text:c="3"/>2,188</text:p>
          </table:table-cell>
          <table:table-cell table:style-name="ce102" office:value-type="float" office:value="155296" calcext:value-type="float">
            <text:p><text:s text:c="3"/>155,296</text:p>
          </table:table-cell>
          <table:table-cell table:style-name="ce105" office:value-type="float" office:value="432259" calcext:value-type="float">
            <text:p><text:s text:c="3"/>432,259</text:p>
          </table:table-cell>
          <table:table-cell table:style-name="ce102" office:value-type="float" office:value="213933" calcext:value-type="float">
            <text:p><text:s text:c="3"/>213,933</text:p>
          </table:table-cell>
          <table:table-cell table:style-name="ce102" office:value-type="float" office:value="218326" calcext:value-type="float">
            <text:p><text:s text:c="3"/>218,326</text:p>
          </table:table-cell>
          <table:table-cell table:style-name="ce106" office:value-type="float" office:value="97.9878713483506" calcext:value-type="float">
            <text:p><text:s text:c="3"/>97.99</text:p>
          </table:table-cell>
          <table:table-cell table:style-name="ce106" office:value-type="float" office:value="4150.24684933453" calcext:value-type="float">
            <text:p><text:s text:c="3"/>4,150.25</text:p>
          </table:table-cell>
          <table:table-cell table:style-name="ce110" office:value-type="float" office:value="2.78345224603338" calcext:value-type="float">
            <text:p><text:s/>2.7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2">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88" calcext:value-type="float">
            <text:p><text:s text:c="3"/>1,388</text:p>
          </table:table-cell>
          <table:table-cell table:style-name="ce102" office:value-type="float" office:value="98287" calcext:value-type="float">
            <text:p><text:s text:c="3"/>98,287</text:p>
          </table:table-cell>
          <table:table-cell table:style-name="ce105" office:value-type="float" office:value="270925" calcext:value-type="float">
            <text:p><text:s text:c="3"/>270,925</text:p>
          </table:table-cell>
          <table:table-cell table:style-name="ce102" office:value-type="float" office:value="132404" calcext:value-type="float">
            <text:p><text:s text:c="3"/>132,404</text:p>
          </table:table-cell>
          <table:table-cell table:style-name="ce102" office:value-type="float" office:value="138521" calcext:value-type="float">
            <text:p><text:s text:c="3"/>138,521</text:p>
          </table:table-cell>
          <table:table-cell table:style-name="ce106" office:value-type="float" office:value="95.5840630662499" calcext:value-type="float">
            <text:p><text:s text:c="3"/>95.58</text:p>
          </table:table-cell>
          <table:table-cell table:style-name="ce106" office:value-type="float" office:value="4513.49091054483" calcext:value-type="float">
            <text:p><text:s text:c="3"/>4,513.49</text:p>
          </table:table-cell>
          <table:table-cell table:style-name="ce110" office:value-type="float" office:value="2.75646830201349" calcext:value-type="float">
            <text:p><text:s/>2.76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20">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3" office:value-type="float" office:value="59" calcext:value-type="float">
            <text:p><text:s text:c="3"/>59</text:p>
          </table:table-cell>
          <table:table-cell table:style-name="ce103" office:value-type="float" office:value="903" calcext:value-type="float">
            <text:p><text:s text:c="3"/>903</text:p>
          </table:table-cell>
          <table:table-cell table:style-name="ce103" office:value-type="float" office:value="40125" calcext:value-type="float">
            <text:p><text:s text:c="3"/>40,125</text:p>
          </table:table-cell>
          <table:table-cell table:style-name="ce29" office:value-type="float" office:value="140725" calcext:value-type="float">
            <text:p><text:s text:c="3"/>140,725</text:p>
          </table:table-cell>
          <table:table-cell table:style-name="ce103" office:value-type="float" office:value="71446" calcext:value-type="float">
            <text:p><text:s text:c="3"/>71,446</text:p>
          </table:table-cell>
          <table:table-cell table:style-name="ce103" office:value-type="float" office:value="69279" calcext:value-type="float">
            <text:p><text:s text:c="3"/>69,279</text:p>
          </table:table-cell>
          <table:table-cell table:style-name="ce51" office:value-type="float" office:value="103.127931985161" calcext:value-type="float">
            <text:p><text:s text:c="3"/>103.13</text:p>
          </table:table-cell>
          <table:table-cell table:style-name="ce51" office:value-type="float" office:value="779.829986257038" calcext:value-type="float">
            <text:p><text:s text:c="3"/>779.83</text:p>
          </table:table-cell>
          <table:table-cell table:style-name="ce109" office:value-type="float" office:value="3.50716510903427" calcext:value-type="float">
            <text:p><text:s/>3.51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2">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7" calcext:value-type="float">
            <text:p><text:s text:c="3"/>767</text:p>
          </table:table-cell>
          <table:table-cell table:style-name="ce102" office:value-type="float" office:value="37649" calcext:value-type="float">
            <text:p><text:s text:c="3"/>37,649</text:p>
          </table:table-cell>
          <table:table-cell table:style-name="ce105" office:value-type="float" office:value="128187" calcext:value-type="float">
            <text:p><text:s text:c="3"/>128,187</text:p>
          </table:table-cell>
          <table:table-cell table:style-name="ce102" office:value-type="float" office:value="64275" calcext:value-type="float">
            <text:p><text:s text:c="3"/>64,275</text:p>
          </table:table-cell>
          <table:table-cell table:style-name="ce102" office:value-type="float" office:value="63912" calcext:value-type="float">
            <text:p><text:s text:c="3"/>63,912</text:p>
          </table:table-cell>
          <table:table-cell table:style-name="ce106" office:value-type="float" office:value="100.567968456628" calcext:value-type="float">
            <text:p><text:s text:c="3"/>100.57</text:p>
          </table:table-cell>
          <table:table-cell table:style-name="ce106" office:value-type="float" office:value="845.248457034341" calcext:value-type="float">
            <text:p><text:s text:c="3"/>845.25</text:p>
          </table:table-cell>
          <table:table-cell table:style-name="ce110" office:value-type="float" office:value="3.40479162793168" calcext:value-type="float">
            <text:p><text:s/>3.4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2">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6" calcext:value-type="float">
            <text:p><text:s text:c="3"/>136</text:p>
          </table:table-cell>
          <table:table-cell table:style-name="ce102" office:value-type="float" office:value="2476" calcext:value-type="float">
            <text:p><text:s text:c="3"/>2,476</text:p>
          </table:table-cell>
          <table:table-cell table:style-name="ce105" office:value-type="float" office:value="12538" calcext:value-type="float">
            <text:p><text:s text:c="3"/>12,538</text:p>
          </table:table-cell>
          <table:table-cell table:style-name="ce102" office:value-type="float" office:value="7171" calcext:value-type="float">
            <text:p><text:s text:c="3"/>7,171</text:p>
          </table:table-cell>
          <table:table-cell table:style-name="ce102" office:value-type="float" office:value="5367" calcext:value-type="float">
            <text:p><text:s text:c="3"/>5,367</text:p>
          </table:table-cell>
          <table:table-cell table:style-name="ce106" office:value-type="float" office:value="133.61281907956" calcext:value-type="float">
            <text:p><text:s text:c="3"/>133.61</text:p>
          </table:table-cell>
          <table:table-cell table:style-name="ce106" office:value-type="float" office:value="435.347222222222" calcext:value-type="float">
            <text:p><text:s text:c="3"/>435.35</text:p>
          </table:table-cell>
          <table:table-cell table:style-name="ce110" office:value-type="float" office:value="5.06381260096931" calcext:value-type="float">
            <text:p><text:s/>5.06 </text:p>
          </table:table-cell>
          <table:table-cell table:style-name="ce114"/>
          <table:table-cell table:style-name="ce119"/>
          <table:table-cell table:style-name="ce121"/>
          <table:table-cell table:style-name="ce126"/>
          <table:table-cell table:style-name="ce114"/>
          <table:table-cell table:number-columns-repeated="1007"/>
        </table:table-row>
        <table:table-row table:style-name="ro23">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style-name="ce114"/>
          <table:table-cell table:style-name="ce119"/>
          <table:table-cell table:style-name="ce121"/>
          <table:table-cell table:style-name="ce127"/>
          <table:table-cell table:style-name="ce114"/>
          <table:table-cell table:number-columns-repeated="1007"/>
        </table:table-row>
        <table:table-row table:style-name="ro22">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4">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28" table:number-columns-repeated="768"/>
        </table:table-row>
        <table:table-row table:style-name="ro22">
          <table:table-cell table:style-name="ce82" office:value-type="string" calcext:value-type="string">
            <text:p>說明：<text:span text:style-name="T7">1.96</text:span><text:span text:style-name="T6">年</text:span><text:span text:style-name="T8">12</text:span><text:span text:style-name="T6">月起我國土地面積增列東沙群島</text:span><text:span text:style-name="T8">(2.38</text:span><text:span text:style-name="T6">平方公里</text:span><text:span text:style-name="T8">)</text:span><text:span text:style-name="T6">及南沙群島</text:span><text:span text:style-name="T8">(0.4896</text:span><text:span text:style-name="T6">平方公里</text:span><text:span text:style-name="T8">)</text:span><text:span text:style-name="T6">，由高雄市代管；</text:span></text:p>
          </table:table-cell>
          <table:table-cell table:style-name="ce92"/>
          <table:table-cell table:style-name="ce101"/>
          <table:table-cell table:style-name="ce35" table:number-columns-repeated="5"/>
          <table:table-cell/>
          <table:table-cell table:style-name="ce57"/>
          <table:table-cell table:style-name="ce61"/>
          <table:table-cell table:style-name="ce113" office:value-type="string" calcext:value-type="string">
            <text:p>內政部戶政司 民國104年2月4日編製</text:p>
          </table:table-cell>
          <table:table-cell table:style-name="ce115"/>
          <table:table-cell table:style-name="ce114" table:number-columns-repeated="1011"/>
        </table:table-row>
        <table:table-row table:style-name="ro15">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25">
          <table:table-cell table:style-name="ce83" office:value-type="string" calcext:value-type="string">
            <text:p>           2.100<text:span text:style-name="T1">年</text:span><text:span text:style-name="T8">9</text:span><text:span text:style-name="T6">月起高雄市小港區因配合高雄港洲際貨櫃中心第一期工程計畫填築用地擴大為</text:span><text:span text:style-name="T8">41.2061</text:span><text:span text:style-name="T6">平方公里，增加</text:span><text:span text:style-name="T8">1.3488</text:span><text:span text:style-name="T6">平方公里。</text:span></text:p>
          </table:table-cell>
          <table:table-cell table:number-columns-repeated="1023"/>
        </table:table-row>
        <table:table-row table:style-name="ro25">
          <table:table-cell table:style-name="ce83" office:value-type="string" calcext:value-type="string">
            <text:p>           3.<text:span text:style-name="T9">本表村里數及鄰數係指設有戶籍之戶籍登記資料，非行政區域資料。</text:span></text:p>
          </table:table-cell>
          <table:table-cell table:number-columns-repeated="1023"/>
        </table:table-row>
        <table:table-row table:style-name="ro25">
          <table:table-cell table:style-name="ce83"/>
          <table:table-cell table:number-columns-repeated="1023"/>
        </table:table-row>
        <table:table-row table:style-name="ro15" table:number-rows-repeated="1048538">
          <table:table-cell table:number-columns-repeated="1024"/>
        </table:table-row>
        <table:table-row table:style-name="ro15">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E6%96%B0%E8%A1%A8%E8%99%9F02,07~11-%E9%80%A3%E7%B5%90(%E5%85%AC%E5%BC%8F)%E6%AA%94104.1.xls'#$''.$G$5]"/>
        <table:named-expression table:name="出生" table:base-cell-address="$年月別.$A$1" table:expression="['file:///D:/123/n60/%E6%96%B0%E8%A1%A8%E8%99%9F02,07~11-%E9%80%A3%E7%B5%90(%E5%85%AC%E5%BC%8F)%E6%AA%94104.1.xls'#$''.$V$14:.$V$34]"/>
        <table:named-expression table:name="月底人口數" table:base-cell-address="$年月別.$A$1" table:expression="['file:///D:/123/n60/%E6%96%B0%E8%A1%A8%E8%99%9F02,07~11-%E9%80%A3%E7%B5%90(%E5%85%AC%E5%BC%8F)%E6%AA%94104.1.xls'#$''.$AT$14:.$AU$34]"/>
        <table:named-expression table:name="死亡" table:base-cell-address="$年月別.$A$1" table:expression="['file:///D:/123/n60/%E6%96%B0%E8%A1%A8%E8%99%9F02,07~11-%E9%80%A3%E7%B5%90(%E5%85%AC%E5%BC%8F)%E6%AA%94104.1.xls'#$''.$Y$14:.$Y$34]"/>
        <table:named-expression table:name="結婚" table:base-cell-address="$年月別.$A$1" table:expression="['file:///D:/123/n60/%E6%96%B0%E8%A1%A8%E8%99%9F02,07~11-%E9%80%A3%E7%B5%90(%E5%85%AC%E5%BC%8F)%E6%AA%94104.1.xls'#$''.$L$14:.$L$34]"/>
        <table:named-expression table:name="鄰數戶數" table:base-cell-address="$年月別.$A$1" table:expression="['file:///D:/123/n60/%E6%96%B0%E8%A1%A8%E8%99%9F02,07~11-%E9%80%A3%E7%B5%90(%E5%85%AC%E5%BC%8F)%E6%AA%94104.1.xls'#$''.$AQ$14:.$AR$34]"/>
        <table:named-expression table:name="離婚" table:base-cell-address="$年月別.$A$1" table:expression="['file:///D:/123/n60/%E6%96%B0%E8%A1%A8%E8%99%9F02,07~11-%E9%80%A3%E7%B5%90(%E5%85%AC%E5%BC%8F)%E6%AA%94104.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2" loext:min-decimal-places="2" number:min-integer-digits="1" number:grouping="true"/>
    </number:number-style>
    <number:number-style style:name="N157P1" style:volatile="true">
      <number:text>－   </number:text>
      <number:number number:decimal-places="2" loext:min-decimal-places="2" number:min-integer-digits="1" number:grouping="true"/>
    </number:number-style>
    <number:number-style style:name="N157">
      <number:text>0.00</number:text>
      <style:map style:condition="value()&gt;0" style:apply-style-name="N157P0"/>
      <style:map style:condition="value()&lt;0" style:apply-style-name="N157P1"/>
    </number:number-style>
    <number:number-style style:name="N158P0" style:volatile="true">
      <number:text> </number:text>
      <number:number number:decimal-places="2" loext:min-decimal-places="2" number:min-integer-digits="1" number:grouping="true"/>
    </number:number-style>
    <number:number-style style:name="N158P1" style:volatile="true">
      <loext:text>   －</loext:text>
      <loext:fill-character> </loext:fill-character>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
      <number:number number:decimal-places="2" loext:min-decimal-places="2"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     －</loext:text>
      <loext:fill-character> </loext:fill-character>
      <number:number number:decimal-places="2" loext:min-decimal-places="2" number:min-integer-digits="1" number:grouping="true"/>
    </number:number-style>
    <number:number-style style:name="N161">
      <number:text>0.00</number:text>
      <style:map style:condition="value()&gt;0" style:apply-style-name="N161P0"/>
      <style:map style:condition="value()&lt;0" style:apply-style-name="N161P1"/>
    </number:number-style>
    <number:number-style style:name="N162P0" style:volatile="true">
      <loext:text>   </loext:text>
      <loext:fill-character> </loext:fill-character>
      <number:number number:decimal-places="2" loext:min-decimal-places="2" number:min-integer-digits="1" number:grouping="true"/>
    </number:number-style>
    <number:number-style style:name="N162P1" style:volatile="true">
      <loext:text>－</loext:text>
      <loext:fill-character> </loext:fill-character>
      <number:number number:decimal-places="2" loext:min-decimal-places="2"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0" loext:min-decimal-places="0" number:min-integer-digits="1" number:grouping="true"/>
    </number:number-style>
    <number:number-style style:name="N163P1" style:volatile="true">
      <loext:text>－</loext:text>
      <loext:fill-character> </loext:fill-character>
      <number:number number:decimal-places="0" loext:min-decimal-places="0"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0" loext:min-decimal-places="0" number:min-integer-digits="1" number:grouping="true"/>
      <number:text> </number:text>
    </number:number-style>
    <number:number-style style:name="N165P1" style:volatile="true">
      <number:text>–</number:text>
      <number:number number:decimal-places="0" loext:min-decimal-places="0" number:min-integer-digits="1" number:grouping="true"/>
      <number:text> </number:text>
    </number:number-style>
    <number:number-style style:name="N165">
      <number:text>— </number:text>
      <style:map style:condition="value()&gt;0" style:apply-style-name="N165P0"/>
      <style:map style:condition="value()&lt;0" style:apply-style-name="N16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14.99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溫麗華</meta:initial-creator>
    <meta:creation-date>2015-02-04T20:08:23</meta:creation-date>
    <dc:creator>溫麗華</dc:creator>
    <dc:date>2016-02-04T19:55:22</dc:date>
    <meta:document-statistic meta:table-count="2" meta:cell-count="748" meta:object-count="0"/>
    <meta:generator>LibreOffice/5.0.5.2$Windows_x86 LibreOffice_project/55b006a02d247b5f7215fc6ea0fde844b30035b3</meta:generator>
  </office:meta>
</office:document-meta>
</file>